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22c5ba"/>
    </style:style>
    <style:style style:name="P2" style:family="paragraph" style:parent-style-name="Standard">
      <style:text-properties officeooo:paragraph-rsid="000b7d89"/>
    </style:style>
    <style:style style:name="P3" style:family="paragraph" style:parent-style-name="Standard">
      <style:text-properties officeooo:paragraph-rsid="000c4c7b"/>
    </style:style>
    <style:style style:name="P4" style:family="paragraph" style:parent-style-name="Standard">
      <style:text-properties officeooo:paragraph-rsid="000c96d8"/>
    </style:style>
    <style:style style:name="P5" style:family="paragraph" style:parent-style-name="Standard">
      <style:text-properties officeooo:paragraph-rsid="000eb4ff"/>
    </style:style>
    <style:style style:name="P6" style:family="paragraph" style:parent-style-name="Standard">
      <style:text-properties officeooo:paragraph-rsid="001040d3"/>
    </style:style>
    <style:style style:name="P7" style:family="paragraph" style:parent-style-name="Standard">
      <style:text-properties officeooo:paragraph-rsid="0011f860"/>
    </style:style>
    <style:style style:name="P8" style:family="paragraph" style:parent-style-name="Standard">
      <style:text-properties officeooo:paragraph-rsid="00136a3b"/>
    </style:style>
    <style:style style:name="P9" style:family="paragraph" style:parent-style-name="Standard">
      <style:text-properties officeooo:paragraph-rsid="001414f2"/>
    </style:style>
    <style:style style:name="P10" style:family="paragraph" style:parent-style-name="Standard">
      <style:text-properties officeooo:paragraph-rsid="0014e08f"/>
    </style:style>
    <style:style style:name="P11" style:family="paragraph" style:parent-style-name="Standard">
      <style:text-properties officeooo:paragraph-rsid="0015c6c4"/>
    </style:style>
    <style:style style:name="P12" style:family="paragraph" style:parent-style-name="Standard">
      <style:text-properties officeooo:paragraph-rsid="0016f122"/>
    </style:style>
    <style:style style:name="P13" style:family="paragraph" style:parent-style-name="Standard">
      <style:text-properties officeooo:paragraph-rsid="0018bce6"/>
    </style:style>
    <style:style style:name="P14" style:family="paragraph" style:parent-style-name="Standard">
      <style:text-properties officeooo:paragraph-rsid="0019a989"/>
    </style:style>
    <style:style style:name="P15" style:family="paragraph" style:parent-style-name="Standard">
      <style:text-properties officeooo:paragraph-rsid="001aff14"/>
    </style:style>
    <style:style style:name="P16" style:family="paragraph" style:parent-style-name="Standard">
      <style:text-properties officeooo:paragraph-rsid="001cae82"/>
    </style:style>
    <style:style style:name="P17" style:family="paragraph" style:parent-style-name="Standard">
      <style:text-properties officeooo:paragraph-rsid="001f8508"/>
    </style:style>
    <style:style style:name="P18" style:family="paragraph" style:parent-style-name="Standard">
      <style:text-properties officeooo:paragraph-rsid="00204851"/>
    </style:style>
    <style:style style:name="P19" style:family="paragraph" style:parent-style-name="Standard">
      <style:text-properties officeooo:paragraph-rsid="00215adf"/>
    </style:style>
    <style:style style:name="P20" style:family="paragraph" style:parent-style-name="Standard">
      <style:text-properties officeooo:paragraph-rsid="00236309"/>
    </style:style>
    <style:style style:name="P21" style:family="paragraph" style:parent-style-name="Standard" style:master-page-name="Standard">
      <style:paragraph-properties style:page-number="auto"/>
      <style:text-properties officeooo:paragraph-rsid="00215adf"/>
    </style:style>
    <style:style style:name="T1" style:family="text">
      <style:text-properties officeooo:rsid="000b7d89"/>
    </style:style>
    <style:style style:name="T2" style:family="text">
      <style:text-properties officeooo:rsid="000c4c7b"/>
    </style:style>
    <style:style style:name="T3" style:family="text">
      <style:text-properties officeooo:rsid="000c96d8"/>
    </style:style>
    <style:style style:name="T4" style:family="text">
      <style:text-properties fo:font-style="italic" officeooo:rsid="000c96d8" style:font-style-asian="italic" style:font-style-complex="italic"/>
    </style:style>
    <style:style style:name="T5" style:family="text">
      <style:text-properties fo:font-style="italic" officeooo:rsid="0015cda2" style:font-style-asian="italic" style:font-style-complex="italic"/>
    </style:style>
    <style:style style:name="T6" style:family="text">
      <style:text-properties officeooo:rsid="000d315d"/>
    </style:style>
    <style:style style:name="T7" style:family="text">
      <style:text-properties officeooo:rsid="000eb4ff"/>
    </style:style>
    <style:style style:name="T8" style:family="text">
      <style:text-properties officeooo:rsid="001040d3"/>
    </style:style>
    <style:style style:name="T9" style:family="text">
      <style:text-properties officeooo:rsid="0011f860"/>
    </style:style>
    <style:style style:name="T10" style:family="text">
      <style:text-properties officeooo:rsid="0012f781"/>
    </style:style>
    <style:style style:name="T11" style:family="text">
      <style:text-properties officeooo:rsid="00136a3b"/>
    </style:style>
    <style:style style:name="T12" style:family="text">
      <style:text-properties officeooo:rsid="001414f2"/>
    </style:style>
    <style:style style:name="T13" style:family="text">
      <style:text-properties officeooo:rsid="0014e08f"/>
    </style:style>
    <style:style style:name="T14" style:family="text">
      <style:text-properties officeooo:rsid="00bfbc3d"/>
    </style:style>
    <style:style style:name="T15" style:family="text">
      <style:text-properties officeooo:rsid="0015c6c4"/>
    </style:style>
    <style:style style:name="T16" style:family="text">
      <style:text-properties officeooo:rsid="0015cda2"/>
    </style:style>
    <style:style style:name="T17" style:family="text">
      <style:text-properties officeooo:rsid="0016f122"/>
    </style:style>
    <style:style style:name="T18" style:family="text">
      <style:text-properties officeooo:rsid="0017f5fb"/>
    </style:style>
    <style:style style:name="T19" style:family="text">
      <style:text-properties officeooo:rsid="0018bce6"/>
    </style:style>
    <style:style style:name="T20" style:family="text">
      <style:text-properties officeooo:rsid="0019a989"/>
    </style:style>
    <style:style style:name="T21" style:family="text">
      <style:text-properties officeooo:rsid="001aff14"/>
    </style:style>
    <style:style style:name="T22" style:family="text">
      <style:text-properties officeooo:rsid="001b224c"/>
    </style:style>
    <style:style style:name="T23" style:family="text">
      <style:text-properties officeooo:rsid="001cae82"/>
    </style:style>
    <style:style style:name="T24" style:family="text">
      <style:text-properties officeooo:rsid="001d29ec"/>
    </style:style>
    <style:style style:name="T25" style:family="text">
      <style:text-properties officeooo:rsid="001ebeec"/>
    </style:style>
    <style:style style:name="T26" style:family="text">
      <style:text-properties officeooo:rsid="001f8508"/>
    </style:style>
    <style:style style:name="T27" style:family="text">
      <style:text-properties officeooo:rsid="00204851"/>
    </style:style>
    <style:style style:name="T28" style:family="text">
      <style:text-properties officeooo:rsid="000a94ce"/>
    </style:style>
    <style:style style:name="T29" style:family="text">
      <style:text-properties officeooo:rsid="0007fb78"/>
    </style:style>
    <style:style style:name="T30" style:family="text">
      <style:text-properties officeooo:rsid="0009f123"/>
    </style:style>
    <style:style style:name="T31" style:family="text">
      <style:text-properties fo:font-variant="normal" fo:text-transform="none" style:text-position="0% 100%" fo:font-style="normal" style:text-underline-style="none" fo:font-weight="normal"/>
    </style:style>
    <style:style style:name="T32" style:family="text">
      <style:text-properties fo:font-variant="normal" fo:text-transform="none" style:text-position="0% 100%" fo:font-style="normal" style:text-underline-style="none" fo:font-weight="normal" officeooo:rsid="0009f123"/>
    </style:style>
    <style:style style:name="T33" style:family="text">
      <style:text-properties officeooo:rsid="00215adf"/>
    </style:style>
    <style:style style:name="T34" style:family="text">
      <style:text-properties fo:font-style="normal" officeooo:rsid="00d87883" style:font-style-asian="normal" style:font-style-complex="normal"/>
    </style:style>
    <style:style style:name="T35" style:family="text">
      <style:text-properties officeooo:rsid="0022c5ba"/>
    </style:style>
    <style:style style:name="T36" style:family="text">
      <style:text-properties officeooo:rsid="002363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aily-life example: WHERE on your cup do your eyes land. </text:span><text:span text:style-name="T19">Pencil</text:span></text:p>
      <text:p text:style-name="P2"><text:span text:style-name="T19"/></text:p>
      <text:p text:style-name="P9"><text:span text:style-name="T12"/></text:p>
      <text:p text:style-name="P11"><text:span text:style-name="T12">To </text:span><text:span text:style-name="T17">the best of</text:span><text:span text:style-name="T12"> our knowledge, this </text:span><text:span text:style-name="T15">question</text:span><text:span text:style-name="T12"> </text:span><text:span text:style-name="T18">has never been addressed </text:span><text:span text:style-name="T12">in </text:span><text:span text:style-name="T18">its</text:span><text:span text:style-name="T12"> simplest </text:span><text:span text:style-name="T1">possible </text:span><text:span text:style-name="T12">way</text:span><text:span text:style-name="T1">: by presenting </text:span><text:span text:style-name="T17">the </text:span><text:span text:style-name="T1">cup in isolation </text:span><text:span text:style-name="T13">and</text:span><text:span text:style-name="T12"> </text:span><text:span text:style-name="T1">measuring </text:span><text:span text:style-name="T15">what part(s) of </text:span><text:span text:style-name="T17">it </text:span><text:span text:style-name="T16">are looked at</text:span><text:span text:style-name="T1">. </text:span></text:p>
      <text:p text:style-name="P12"><text:span text:style-name="T12">Perhaps such </text:span><text:span text:style-name="T17">a </text:span><text:span text:style-name="T12">study has never been carried out because it appears too trivial and is assumed to </text:span><text:span text:style-name="T13">yield </text:span><text:span text:style-name="T15">nothing more than </text:span><text:span text:style-name="T13">obvious results.</text:span></text:p>
      <text:p text:style-name="P10"><text:span text:style-name="T13">Still, we reasoned that systematically exploring </text:span><text:span text:style-name="T14">what determines where the eyes land on peripherally-presented isolated photographs of daily-life objects </text:span><text:span text:style-name="T13">is worth the effort</text:span><text:span text:style-name="T14">. </text:span><text:span text:style-name="T16">Our purpose was </text:span><text:span text:style-name="T13">to distinguish between the effect of saliency and the (more high-level) effect of affordances </text:span><text:span text:style-name="T17">within a single object. </text:span><text:span text:style-name="T15">The latter is crucial, because previous studies on either saliency or affordances (we </text:span><text:span text:style-name="T17">do not </text:span><text:span text:style-name="T15">know about a study combining the two) typically looked at competition between different objects with </text:span><text:span text:style-name="T17">(manipulated (REF) or naturally-occuring (REF) </text:span><text:span text:style-name="T15">varying levels of saliency/ potential for action. </text:span><text:span text:style-name="T16">Still, if the </text:span><text:span text:style-name="T17">mechanisms underlying these effects are </text:span><text:span text:style-name="T16">as robust as they </text:span><text:span text:style-name="T17">are </text:span><text:span text:style-name="T16">claim</text:span><text:span text:style-name="T17">ed</text:span><text:span text:style-name="T16"> to be, varying levels of saliency and potential for action </text:span><text:span text:style-name="T5">within</text:span><text:span text:style-name="T16"> a given object should influence eye-movement behaviour </text:span><text:span text:style-name="T17">(or </text:span><text:span text:style-name="T16">attentional capture</text:span><text:span text:style-name="T16"><text:note text:id="ftn0" text:note-class="footnote"><text:note-citation>1</text:note-citation><text:note-body><text:p text:style-name="P12"><text:span text:style-name="T17">For now, we will not try to dissociate between these two, but simple describe the effects on what we measured: eye movements.</text:span></text:p></text:note-body></text:note></text:span><text:span text:style-name="T17">)</text:span><text:span text:style-name="T16"> </text:span><text:span text:style-name="T17">in a similar way.</text:span></text:p>
      <text:p text:style-name="P10"><text:span text:style-name="T13"/></text:p>
      <text:p text:style-name="P14"><text:span text:style-name="T20">Thus, the importance of using a single-object paradigm is threefold. Firstly, it allows us to test the global effect in different setting than usual (i.e. by measuring eye movements in displays containing multiple simple shapes (REF), visual search displays (REF), or even complex natural scenes (REF). Secondly, it allows us to do the same for affordance theory, which is typically measured </text:span><text:span text:style-name="T21">by manual responses only. Finally, it will help us to determine whether it's important to control for the effect of <text:s/>one factor when investigating the other. For example: could part of the affordance effects be explaiend by a saliency effect (the reverse is less plausible).</text:span></text:p>
      <text:p text:style-name="P10"><text:span text:style-name="T13"/></text:p>
      <text:p text:style-name="P15"><text:span text:style-name="T21">Before describing our own studies, we will start by </text:span><text:span text:style-name="T22">giving a brief description on the way saliency effects and affordance effects are typically measured. Note that our idea is that if these effects are robust</text:span><text:span text:style-name="T2">, they should work in different situations as well.</text:span></text:p>
      <text:p text:style-name="P15"><text:span text:style-name="T2"/></text:p>
      <text:p text:style-name="P16"><text:span text:style-name="T23">Global effect</text:span></text:p>
      <text:p text:style-name="Standard"><text:span text:style-name="T23">It has long been known that </text:span><text:span text:style-name="T24">in </text:span><text:span text:style-name="T23">two-stimulus visual displays saccades reveal a global effect: a deviation of the eyes towards an intermediate location between the target and the distractor </text:span><text:reference-mark-start text:name="ZOTERO_ITEM CSL_CITATION {&quot;citationID&quot;:&quot;egu01mm39&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hLsLhGtZ3w"/><text:span text:style-name="T23">(Coren &amp; Hoenig, 1972)</text:span><text:reference-mark-end text:name="ZOTERO_ITEM CSL_CITATION {&quot;citationID&quot;:&quot;egu01mm39&quot;,&quot;properties&quot;:{&quot;formattedCitation&quot;:&quot;(Coren &amp; Hoenig, 1972)&quot;,&quot;plainCitation&quot;:&quot;(Coren &amp; Hoenig, 197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schema&quot;:&quot;https://github.com/citation-style-language/schema/raw/master/csl-citation.json&quot;} RNDhLsLhGtZ3w"/><text:span text:style-name="T23">. Given that the eyes are biased towards large or luminant stimuli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aqpK6D4HaK"/><text:span text:style-name="T23">(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aqpK6D4HaK"/><text:span text:style-name="T23">, this effect is commonly described as a tendency to direct the eyes towards the centre of gravity of the peripheral configuration </text:span><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23">(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3JL8bRM4oC"/><text:span text:style-name="T23">. </text:span><text:span text:style-name="T24">Many studies have </text:span><text:span text:style-name="T25">reported similar findings since</text:span><text:span text:style-name="T24"> </text:span><text:reference-mark-start text:name="ZOTERO_ITEM CSL_CITATION {&quot;citationID&quot;:&quot;1sdrhk3lmo&quot;,&quot;properties&quot;:{&quot;formattedCitation&quot;:&quot;(for reviews see e.g. Van der Stigchel &amp; Nijboer, 2011; Vitu, 2008)&quot;,&quot;plainCitation&quot;:&quot;(for reviews see e.g.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e.g.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O3mp9hFZ4A"/><text:span text:style-name="T24">(for reviews see e.g. Van der Stigchel &amp; Nijboer, 2011; Vitu, 2008)</text:span><text:reference-mark-end text:name="ZOTERO_ITEM CSL_CITATION {&quot;citationID&quot;:&quot;1sdrhk3lmo&quot;,&quot;properties&quot;:{&quot;formattedCitation&quot;:&quot;(for reviews see e.g. Van der Stigchel &amp; Nijboer, 2011; Vitu, 2008)&quot;,&quot;plainCitation&quot;:&quot;(for reviews see e.g.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e.g.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O3mp9hFZ4A"/><text:span text:style-name="T24">, and the global effect is even assumed to be underlying initial saccades during more natural behaviour such as reading </text:span><text:reference-mark-start text:name="ZOTERO_ITEM CSL_CITATION {&quot;citationID&quot;:&quot;1ifups3jht&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Wzd8ky1cGq"/><text:span text:style-name="T24">(Vitu, 2008)</text:span><text:reference-mark-end text:name="ZOTERO_ITEM CSL_CITATION {&quot;citationID&quot;:&quot;1ifups3jht&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Wzd8ky1cGq"/><text:span text:style-name="T24">,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aQY9NVw5u"/><text:span text:style-name="T24">(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aQY9NVw5u"/><text:span text:style-name="T24">,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4">(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24">. </text:span><text:span text:style-name="T26">Whether the eyes are biased towards the center of gravity in single-stimulus displays, however, appears never investigated (check with Françoise).</text:span></text:p>
      <text:p text:style-name="P17"><text:span text:style-name="T3"/></text:p>
      <text:p text:style-name="P18"><text:span text:style-name="T3">Also, </text:span><text:span text:style-name="T26">eye-movement </text:span><text:span text:style-name="T3">studies using realistic objects typically investigate </text:span><text:span text:style-name="T26">whether objects are fixated (REF), and, if this is the case, when (REF), how often (REF), and for how long they are (REF). To our knowledge, rarely any studies have looked at where on objects the eyes land. </text:span><text:span text:style-name="T27">The following experiments are notable exceptions</text:span><text:span text:style-name="T27"><text:note text:id="ftn1" text:note-class="footnote"><text:note-citation>2</text:note-citation><text:note-body><text:p text:style-name="P1"><text:span text:style-name="T34">Another interesting model is TAM </text:span><text:reference-mark-start text:name="ZOTERO_ITEM CSL_CITATION {&quot;citationID&quot;:&quot;1bgnqqbs0j&quot;,&quot;properties&quot;:{&quot;formattedCitation&quot;:&quot;(Zelinsky, 2008, 2012)&quot;,&quot;plainCitation&quot;:&quot;(Zelinsky, 2008, 2012)&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874,&quot;uris&quot;:[&quot;http://zotero.org/users/local/OLmfyFPR/items/ZTAHQMIU&quot;],&quot;uri&quot;:[&quot;http://zotero.org/users/local/OLmfyFPR/items/ZTAHQMIU&quot;],&quot;itemData&quot;:{&quot;id&quot;:1874,&quot;type&quot;:&quot;article-journal&quot;,&quot;title&quot;:&quot;TAM: Explaining off-object fixations and central fixation tendencies as effects of population averaging during search&quot;,&quot;container-title&quot;:&quot;Visual cognition&quot;,&quot;page&quot;:&quot;515–545&quot;,&quot;volume&quot;:&quot;20&quot;,&quot;issue&quot;:&quot;4-5&quot;,&quot;source&quot;:&quot;Google Scholar&quot;,&quot;shortTitle&quot;:&quot;TAM&quot;,&quot;author&quot;:[{&quot;family&quot;:&quot;Zelinsky&quot;,&quot;given&quot;:&quot;G. J.&quot;}],&quot;issued&quot;:{&quot;date-parts&quot;:[[&quot;2012&quot;]]},&quot;accessed&quot;:{&quot;date-parts&quot;:[[&quot;2013&quot;,4,30]]}}}],&quot;schema&quot;:&quot;https://github.com/citation-style-language/schema/raw/master/csl-citation.json&quot;} RND6jFN4kxr5K"/><text:span text:style-name="T34">(Zelinsky, 2008, 2012)</text:span><text:reference-mark-end text:name="ZOTERO_ITEM CSL_CITATION {&quot;citationID&quot;:&quot;1bgnqqbs0j&quot;,&quot;properties&quot;:{&quot;formattedCitation&quot;:&quot;(Zelinsky, 2008, 2012)&quot;,&quot;plainCitation&quot;:&quot;(Zelinsky, 2008, 2012)&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quot;,&quot;volume&quot;:&quot;115&quot;,&quot;issue&quot;:&quot;4&quot;,&quot;source&quot;:&quot;Google Scholar&quot;,&quot;author&quot;:[{&quot;family&quot;:&quot;Zelinsky&quot;,&quot;given&quot;:&quot;G. J.&quot;}],&quot;issued&quot;:{&quot;date-parts&quot;:[[&quot;2008&quot;]]},&quot;accessed&quot;:{&quot;date-parts&quot;:[[&quot;2013&quot;,6,4]]}}},{&quot;id&quot;:1874,&quot;uris&quot;:[&quot;http://zotero.org/users/local/OLmfyFPR/items/ZTAHQMIU&quot;],&quot;uri&quot;:[&quot;http://zotero.org/users/local/OLmfyFPR/items/ZTAHQMIU&quot;],&quot;itemData&quot;:{&quot;id&quot;:1874,&quot;type&quot;:&quot;article-journal&quot;,&quot;title&quot;:&quot;TAM: Explaining off-object fixations and central fixation tendencies as effects of population averaging during search&quot;,&quot;container-title&quot;:&quot;Visual cognition&quot;,&quot;page&quot;:&quot;515–545&quot;,&quot;volume&quot;:&quot;20&quot;,&quot;issue&quot;:&quot;4-5&quot;,&quot;source&quot;:&quot;Google Scholar&quot;,&quot;shortTitle&quot;:&quot;TAM&quot;,&quot;author&quot;:[{&quot;family&quot;:&quot;Zelinsky&quot;,&quot;given&quot;:&quot;G. J.&quot;}],&quot;issued&quot;:{&quot;date-parts&quot;:[[&quot;2012&quot;]]},&quot;accessed&quot;:{&quot;date-parts&quot;:[[&quot;2013&quot;,4,30]]}}}],&quot;schema&quot;:&quot;https://github.com/citation-style-language/schema/raw/master/csl-citation.json&quot;} RND6jFN4kxr5K"/><text:span text:style-name="T34">, which has the advantage that it combines selection-for-recognition and selection-for-action. The implementation of the latter takes population pruning in the SC into account, and therefore has the advantage that it can explain center-of-gravity phenomena like the ones described above. However, the selection-for-recognition part of the model is specifically designed for performing a same/ different judgement visual search task. </text:span></text:p></text:note-body></text:note></text:span><text:span text:style-name="T27">: </text:span></text:p>
      <text:p text:style-name="P18"><text:soft-page-break/><text:span text:style-name="T27"/></text:p>
      <text:p text:style-name="P21"><text:span text:style-name="T29">Firstly, Henderson (1993) </text:span><text:span text:style-name="T33">provided </text:span><text:span text:style-name="T29">participants </text:span><text:span text:style-name="T33">with </text:span><text:span text:style-name="T29">arrays of </text:span><text:span text:style-name="T33">four </text:span><text:span text:style-name="T29">line drawings and found that </text:span><text:span text:style-name="T33">within-object</text:span><text:span text:style-name="T29"> saccadic landing positions were normally distributed and clustered around the </text:span><text:span text:style-name="T33">object's </text:span><text:span text:style-name="T29">center. This </text:span><text:span text:style-name="T30">demonstrate a </text:span><text:span text:style-name="T29">prefered viewing location, which is a very well-known phenomenon in</text:span><text:span text:style-name="T30"> single-word reading </text:span><text:reference-mark-start text:name="ZOTERO_ITEM CSL_CITATION {&quot;citationID&quot;:&quot;4d75k4p53&quot;,&quot;properties&quot;:{&quot;formattedCitation&quot;:&quot;{\\rtf (O\\uc0\\u8217{}Regan &amp; Jacobs, 1992)}&quot;,&quot;plainCitation&quot;:&quot;(O’Regan &amp; Jacobs, 1992)&quot;},&quot;citationItems&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schema&quot;:&quot;https://github.com/citation-style-language/schema/raw/master/csl-citation.json&quot;} RNDTVfmvF8Vh6"/><text:span text:style-name="T32">(O</text:span><text:span text:style-name="T31">’Regan &amp; Jacobs, 1992)</text:span><text:reference-mark-end text:name="ZOTERO_ITEM CSL_CITATION {&quot;citationID&quot;:&quot;4d75k4p53&quot;,&quot;properties&quot;:{&quot;formattedCitation&quot;:&quot;{\\rtf (O\\uc0\\u8217{}Regan &amp; Jacobs, 1992)}&quot;,&quot;plainCitation&quot;:&quot;(O’Regan &amp; Jacobs, 1992)&quot;},&quot;citationItems&quot;:[{&quot;id&quot;:1873,&quot;uris&quot;:[&quot;http://zotero.org/users/local/OLmfyFPR/items/PBHNI7E7&quot;],&quot;uri&quot;:[&quot;http://zotero.org/users/local/OLmfyFPR/items/PBHNI7E7&quot;],&quot;itemData&quot;:{&quot;id&quot;:1873,&quot;type&quot;:&quot;article-journal&quot;,&quot;title&quot;:&quot;Optimal viewing position effect in world recognition: a challenge to current theory&quot;,&quot;container-title&quot;:&quot;Journal of experimental psychology. Human perception and performance&quot;,&quot;page&quot;:&quot;185–197&quot;,&quot;volume&quot;:&quot;18&quot;,&quot;issue&quot;:&quot;1&quot;,&quot;source&quot;:&quot;Google Scholar&quot;,&quot;shortTitle&quot;:&quot;Optimal viewing position effect in world recognition&quot;,&quot;author&quot;:[{&quot;family&quot;:&quot;O'Regan&quot;,&quot;given&quot;:&quot;J. K.&quot;},{&quot;family&quot;:&quot;Jacobs&quot;,&quot;given&quot;:&quot;A. M.&quot;}],&quot;issued&quot;:{&quot;date-parts&quot;:[[&quot;1992&quot;]]},&quot;accessed&quot;:{&quot;date-parts&quot;:[[&quot;2013&quot;,5,9]]}}}],&quot;schema&quot;:&quot;https://github.com/citation-style-language/schema/raw/master/csl-citation.json&quot;} RNDTVfmvF8Vh6"/><text:span text:style-name="T30"> and sentence reading </text:span><text:reference-mark-start text:name="ZOTERO_ITEM CSL_CITATION {&quot;citationID&quot;:&quot;3d5sidtv4&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BrGwDlDOlQ"/><text:span text:style-name="T32">(Vitu, McConkie, Kerr, &amp; O</text:span><text:span text:style-name="T31">’Regan, 2001)</text:span><text:reference-mark-end text:name="ZOTERO_ITEM CSL_CITATION {&quot;citationID&quot;:&quot;3d5sidtv4&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source&quot;:&quot;Google Scholar&quot;,&quot;URL&quot;:&quot;http://psycnet.apa.org/psycinfo/2002-02459-025&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BrGwDlDOlQ"/><text:span text:style-name="T30">.</text:span><text:span text:style-name="T29"> </text:span></text:p>
      <text:p text:style-name="P19"><text:span text:style-name="T28">This was confirmed by a more recent study in which Foulsham and Underwood </text:span><text:reference-mark-start text:name="ZOTERO_ITEM CSL_CITATION {&quot;citationID&quot;:&quot;ln6subo3e&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IeakQjQrgJ"/><text:span text:style-name="T28">(Foulsham &amp; Underwood, 2009)</text:span><text:reference-mark-end text:name="ZOTERO_ITEM CSL_CITATION {&quot;citationID&quot;:&quot;ln6subo3e&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IeakQjQrgJ"/><text:span text:style-name="T28"> showed a PVL for within-object landing positions in a display containing an array or photographs of real-life objects. Finally, the PVL effect in objects was recently found to extend to photographs of complex natural scenes as well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28">(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52&quot;,&quot;issue&quot;:&quot;just-accepted&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tsclcqBx7y"/><text:span text:style-name="T28">.</text:span></text:p>
      <text:p text:style-name="P19"><text:span text:style-name="T33">This can be Interpreted as averaging (was it?? by the authors?). </text:span></text:p>
      <text:p text:style-name="P19"><text:span text:style-name="T33">But: To our knowledge, however, these studies did not take </text:span><text:span text:style-name="T35">into account </text:span><text:span text:style-name="T33">the center-of-gravity/ </text:span><text:span text:style-name="T35">saliency peak</text:span><text:span text:style-name="T33"> of the </text:span><text:span text:style-name="T35">objects concerned. It remains therefore unknown whether the PVL (the center of the stimulus) was also the center of gravity of the stimulus.</text:span></text:p>
      <text:p text:style-name="P20"><text:span text:style-name="T36">Our current project will shed light on this issue. </text:span></text:p>
      <text:p text:style-name="P20"><text:span text:style-name="T36">Based on the aforementioned studies one would predict initial within-object saccades to be directed to the center (of gravity?) of the stimulus.</text:span></text:p>
      <text:p text:style-name="P20"><text:span text:style-name="T36"/></text:p>
      <text:p text:style-name="P20"><text:span text:style-name="T36">Affordances</text:span></text:p>
      <text:p text:style-name="P3"><text:span text:style-name="T2"/></text:p>
      <text:p text:style-name="P3"><text:span text:style-name="T2"/></text:p>
      <text:p text:style-name="P4"><text:span text:style-name="T3">Of course it's not true that objects are not used at all.</text:span></text:p>
      <text:p text:style-name="P3"><text:span text:style-name="T2">What makes this study different, is that, as said, it tests theories within a single object. </text:span></text:p>
      <text:p text:style-name="P3"><text:span text:style-name="T2">There are studies on the effect of saliency </text:span><text:span text:style-name="T3">(versus higher-level processing) </text:span><text:span text:style-name="T2">on eye-movement behaviour towards real-life objects presented in an array of objects (visual search tasks) or even in realistic natural scenes (Nuthmann). </text:span><text:span text:style-name="T3">For the current project, however, we were not intersted in competition </text:span><text:span text:style-name="T4">between</text:span><text:span text:style-name="T3"> objects, but between different sides </text:span><text:span text:style-name="T4">within </text:span><text:span text:style-name="T3">the same object.</text:span></text:p>
      <text:p text:style-name="P2"><text:span text:style-name="T3"/></text:p>
      <text:p text:style-name="P4"><text:span text:style-name="T6"/></text:p>
      <text:p text:style-name="P2"><text:span text:style-name="T1"/></text:p>
      <text:p text:style-name="P4"><text:span text:style-name="T3">The same reasoning holds for affordances:</text:span></text:p>
      <text:p text:style-name="P5"><text:span text:style-name="T7">Our question is simple: are affordancce effects reflected in eye movements? In other words: do potentials for action indeed capture our attention and our eyes. Some studies suggest they do. Handy. </text:span></text:p>
      <text:p text:style-name="P5"><text:span text:style-name="T7">However, again, these articles are about competitions between objects, and not between manipulable versus non-manipulable parts of the same object. A notable exception is Myachykov.</text:span></text:p>
      <text:p text:style-name="P5"><text:span text:style-name="T1"/></text:p>
      <text:p text:style-name="P5"><text:span text:style-name="T7">This study, however, did not control for the possible saliency/ global effects </text:span><text:span text:style-name="T8">described above.</text:span></text:p>
      <text:p text:style-name="P5"><text:span text:style-name="T8"/></text:p>
      <text:p text:style-name="P6"><text:span text:style-name="T8">We therefore decided to test both theories systematically by investigating landing positions towards peripherally-presented isolated photographs of graspable objects. Our questions were: (1) whether initial eye-movements show a global effect, just as they do for simple shapes in simple displays, and (2) whether there will be a bias towards the handle on top of this (i.e., on top of the variance explained by the CoG/ saliency of the object). Furthermore, we were interested in the direction of potential within-object refixations: are they also influenced by saliency and/ or affordances?</text:span></text:p>
      <text:p text:style-name="P6"><text:span text:style-name="T8"/></text:p>
      <text:p text:style-name="P7"><text:span text:style-name="T11">For the initial saccades w</text:span><text:span text:style-name="T9">e found that, </text:span><text:span text:style-name="T11">(1) </text:span><text:span text:style-name="T9">in line with saliency models/ COG account, the initial eye movement is directed to the salient peak. Not to the handle. </text:span><text:span text:style-name="T11">We also found that enormous care should be taken in correcting for such low-level factors as CoG when interpreting biases within objetcts, because taking into account CoG or not was able to 'flip' our results from a 'bias' away from the handle to a 'bias' towards the handle.</text:span></text:p>
      <text:p text:style-name="P8"><text:span text:style-name="T9">The subsequent saccades are systematically directed away from the objects' handle, which can </text:span><text:soft-page-break/><text:span text:style-name="T9">notbe explained by a saliency model (nor by affordances, of course). </text:span></text:p>
      <text:p text:style-name="P8"><text:span text:style-name="T9"/></text:p>
      <text:p text:style-name="P8"><text:span text:style-name="T9">Our main conclusions are therefore that (1) GE generalised to other displays (single objeects); (2) the eyes are not drawn towards the manipulable part of objects. Instead, people possibly fixate more on the semantically most-informative part (yes, our design was not set up to test this prediction directly, so future research to test this is warranted), and (3) that taking stimulus properties, such as an object's center of gravity/ salient peak into account is very important. </text:span><text:span text:style-name="T10">Even when using objects to test something completely different than visual processing (discuss Humprehys vs Myacg).</text:span></text:p>
      <text:p text:style-name="P7"><text:span text:style-name="T10"/></text:p>
      <text:p text:style-name="P13"><text:span text:style-name="T19">To get back to our pencil example: you first look at its center of gravity. And, if this initial saccade was not enough yet, you will look at its tip to see if this is actually a pen, and not, for example, a pen.</text:span></text:p>
      <text:p text:style-name="P13"><text:span text:style-name="T19">Of course, this is not completely fair, because our participants wer NOT actually goingn to grasp the pbjects, whereas in daily life we often are. It therefore remains an open question what would happen in more real-life situations (cf Deubel). However, we want to stress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9T12:19:22</meta:creation-date>
    <meta:generator>LibreOffice/4.0.2.2$Linux_X86_64 LibreOffice_project/400m0$Build-2</meta:generator>
    <dc:date>2013-09-19T16:26:19</dc:date>
    <meta:editing-duration>PT3H44M45S</meta:editing-duration>
    <meta:editing-cycles>10</meta:editing-cycles>
    <meta:document-statistic meta:table-count="0" meta:image-count="0" meta:object-count="0" meta:page-count="4" meta:paragraph-count="31" meta:word-count="1370" meta:character-count="8749" meta:non-whitespace-character-count="7400"/>
    <meta:user-defined meta:name="ZOTERO_PREF_1">&lt;data data-version="3" zotero-version="4.0.11"&gt;&lt;session id="USGWYucb"/&gt;&lt;style id="http://www.zotero.org/styles/apa" hasBibliography="1" bibliographyStyleHasBeenSet="0"/&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